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734" officeooo:paragraph-rsid="000507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 text:c="11"/>// Remote </text:p>
      <text:p text:style-name="P1"/>
      <text:p text:style-name="P1">create a folder abc </text:p>
      <text:p text:style-name="P1">go to terminal </text:p>
      <text:p text:style-name="P1">cd folder </text:p>
      <text:p text:style-name="P1">git init <text:s/>// creating a new repo </text:p>
      <text:p text:style-name="P1">git status // </text:p>
      <text:p text:style-name="P1">git add . // add file </text:p>
      <text:p text:style-name="P1">git commit -m “message commit” </text:p>
      <text:p text:style-name="P1">git push remot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09:23:10.101355009</meta:creation-date>
    <dc:date>2022-04-08T20:42:12.121381148</dc:date>
    <meta:editing-duration>PT10H58M40S</meta:editing-duration>
    <meta:editing-cycles>1</meta:editing-cycles>
    <meta:document-statistic meta:table-count="0" meta:image-count="0" meta:object-count="0" meta:page-count="1" meta:paragraph-count="9" meta:word-count="35" meta:character-count="182" meta:non-whitespace-character-count="135"/>
    <meta:generator>LibreOffice/6.4.7.2$Linux_X86_64 LibreOffice_project/40$Build-2</meta:generator>
  </office:meta>
</office:document-meta>
</file>